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OpenSymbol1" svg:font-family="OpenSymbol"/>
    <style:font-face style:name="BLACK KNIGHT" svg:font-family="'BLACK KNIGHT'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Lohit Hindi1" svg:font-family="'Lohit Hindi'" style:font-family-generic="swiss"/>
    <style:font-face style:name="Courier 10 Pitch" svg:font-family="'Courier 10 Pitch'" style:font-adornments="Regular" style:font-pitch="fixed"/>
    <style:font-face style:name="Arial3" svg:font-family="Arial" style:font-family-generic="modern" style:font-pitch="fixed"/>
    <style:font-face style:name="Tahoma1" svg:font-family="Tahoma" style:font-family-generic="modern" style:font-pitch="fixed"/>
    <style:font-face style:name="BLACK KNIGHT1" svg:font-family="'BLACK KN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b9241" officeooo:paragraph-rsid="000b9241" style:font-size-asian="8pt" style:font-size-complex="8pt"/>
    </style:style>
    <style:style style:name="P2" style:family="paragraph" style:parent-style-name="Standard">
      <style:text-properties fo:font-size="8pt" officeooo:rsid="000b9241" officeooo:paragraph-rsid="0018ac44" style:font-size-asian="8pt" style:font-size-complex="8pt"/>
    </style:style>
    <style:style style:name="P3" style:family="paragraph" style:parent-style-name="Text_20_body">
      <style:text-properties officeooo:rsid="0018ac44" officeooo:paragraph-rsid="0018ac44"/>
    </style:style>
    <style:style style:name="P4" style:family="paragraph" style:parent-style-name="Preformatted_20_Text">
      <style:paragraph-properties fo:margin-left="0.9846in" fo:margin-right="0in" fo:text-indent="0in" style:auto-text-indent="false"/>
    </style:style>
    <style:style style:name="P5" style:family="paragraph" style:parent-style-name="Preformatted_20_Text">
      <style:paragraph-properties fo:margin-left="0.9846in" fo:margin-right="0in" fo:text-indent="0in" style:auto-text-indent="false"/>
      <style:text-properties officeooo:paragraph-rsid="0021e281"/>
    </style:style>
    <style:style style:name="P6" style:family="paragraph" style:parent-style-name="Preformatted_20_Text">
      <style:paragraph-properties fo:margin-left="0.9846in" fo:margin-right="0in" fo:text-indent="0in" style:auto-text-indent="false"/>
      <style:text-properties officeooo:rsid="001a8b49"/>
    </style:style>
    <style:style style:name="P7" style:family="paragraph" style:parent-style-name="Preformatted_20_Text">
      <style:paragraph-properties fo:margin-left="0.9846in" fo:margin-right="0in" fo:text-indent="0in" style:auto-text-indent="false"/>
      <style:text-properties officeooo:rsid="001a8b49" fo:background-color="#0099ff"/>
    </style:style>
    <style:style style:name="P8" style:family="paragraph" style:parent-style-name="Preformatted_20_Text">
      <style:paragraph-properties fo:margin-left="0.9846in" fo:margin-right="0in" fo:text-indent="0in" style:auto-text-indent="false"/>
      <style:text-properties officeooo:rsid="0018ac44" officeooo:paragraph-rsid="002c29af"/>
    </style:style>
    <style:style style:name="P9" style:family="paragraph" style:parent-style-name="Preformatted_20_Text">
      <style:paragraph-properties fo:margin-left="0.9846in" fo:margin-right="0in" fo:text-indent="0in" style:auto-text-indent="false"/>
      <style:text-properties officeooo:paragraph-rsid="002c29af"/>
    </style:style>
    <style:style style:name="P10" style:family="paragraph" style:parent-style-name="Preformatted_20_Text">
      <style:paragraph-properties fo:margin-left="1.4772in" fo:margin-right="0in" fo:text-indent="0in" style:auto-text-indent="false"/>
    </style:style>
    <style:style style:name="P11" style:family="paragraph" style:parent-style-name="Preformatted_20_Text">
      <style:paragraph-properties fo:margin-left="1.4772in" fo:margin-right="0in" fo:text-indent="0in" style:auto-text-indent="false"/>
      <style:text-properties officeooo:rsid="0021e281" officeooo:paragraph-rsid="0021e281"/>
    </style:style>
    <style:style style:name="P12" style:family="paragraph" style:parent-style-name="Heading_20_1" style:master-page-name="Standard">
      <style:paragraph-properties fo:text-align="center" style:justify-single-word="false" style:page-number="auto"/>
    </style:style>
    <style:style style:name="P13" style:family="paragraph" style:parent-style-name="Standard" style:list-style-name="L15">
      <style:text-properties fo:font-size="8pt" officeooo:paragraph-rsid="0018ac44" style:font-size-asian="8pt" style:font-size-complex="8pt"/>
    </style:style>
    <style:style style:name="P14" style:family="paragraph" style:parent-style-name="Standard" style:list-style-name="L15">
      <style:text-properties fo:font-size="8pt" officeooo:paragraph-rsid="000c8c32" style:font-size-asian="8pt" style:font-size-complex="8pt"/>
    </style:style>
    <style:style style:name="P15" style:family="paragraph" style:parent-style-name="Standard" style:list-style-name="L15">
      <style:paragraph-properties fo:margin-left="0.9846in" fo:margin-right="0in" fo:text-indent="-0.25in" style:auto-text-indent="false"/>
      <style:text-properties fo:font-size="8pt" officeooo:paragraph-rsid="0018ac44" style:font-size-asian="8pt" style:font-size-complex="8pt"/>
    </style:style>
    <style:style style:name="P16" style:family="paragraph" style:parent-style-name="Standard" style:list-style-name="L15">
      <style:paragraph-properties fo:margin-left="0.9846in" fo:margin-right="0in" fo:text-indent="-0.25in" style:auto-text-indent="false"/>
      <style:text-properties fo:font-size="8pt" officeooo:paragraph-rsid="000f822d" style:font-size-asian="8pt" style:font-size-complex="8pt"/>
    </style:style>
    <style:style style:name="P17" style:family="paragraph" style:parent-style-name="Standard" style:list-style-name="L15">
      <style:paragraph-properties fo:margin-left="0.9846in" fo:margin-right="0in" fo:text-indent="-0.25in" style:auto-text-indent="false"/>
      <style:text-properties fo:font-size="8pt" officeooo:paragraph-rsid="000f5391" style:font-size-asian="8pt" style:font-size-complex="8pt"/>
    </style:style>
    <style:style style:name="P18" style:family="paragraph" style:parent-style-name="Standard" style:list-style-name="L15">
      <style:paragraph-properties fo:margin-left="1.4772in" fo:margin-right="0in" fo:text-indent="-0.25in" style:auto-text-indent="false"/>
      <style:text-properties fo:font-size="8pt" officeooo:paragraph-rsid="0018ac44" style:font-size-asian="8pt" style:font-size-complex="8pt"/>
    </style:style>
    <style:style style:name="P19" style:family="paragraph" style:parent-style-name="Standard" style:list-style-name="L15">
      <style:paragraph-properties fo:margin-left="1.4772in" fo:margin-right="0in" fo:text-indent="-0.25in" style:auto-text-indent="false"/>
      <style:text-properties fo:font-size="8pt" officeooo:rsid="000f96d5" officeooo:paragraph-rsid="0018ac44" style:font-size-asian="8pt" style:font-size-complex="8pt"/>
    </style:style>
    <style:style style:name="P20" style:family="paragraph" style:parent-style-name="Standard" style:list-style-name="L15">
      <style:paragraph-properties fo:margin-left="1.4772in" fo:margin-right="0in" fo:text-indent="-0.25in" style:auto-text-indent="false"/>
      <style:text-properties fo:font-size="8pt" officeooo:rsid="000f96d5" officeooo:paragraph-rsid="0026b623" style:font-size-asian="8pt" style:font-size-complex="8pt"/>
    </style:style>
    <style:style style:name="P21" style:family="paragraph" style:parent-style-name="Preformatted_20_Text" style:list-style-name="L4">
      <style:paragraph-properties fo:margin-left="0.9846in" fo:margin-right="0in" fo:text-indent="-0.25in" style:auto-text-indent="false"/>
      <style:text-properties officeooo:rsid="0015db6c"/>
    </style:style>
    <style:style style:name="P22" style:family="paragraph" style:parent-style-name="Preformatted_20_Text" style:list-style-name="L4">
      <style:paragraph-properties fo:margin-left="0.9846in" fo:margin-right="0in" fo:text-indent="-0.25in" style:auto-text-indent="false"/>
      <style:text-properties officeooo:rsid="0015db6c" officeooo:paragraph-rsid="0015db6c"/>
    </style:style>
    <style:style style:name="P23" style:family="paragraph" style:parent-style-name="Preformatted_20_Text" style:list-style-name="L5">
      <style:paragraph-properties fo:margin-left="0.9846in" fo:margin-right="0in" fo:text-indent="-0.25in" style:auto-text-indent="false"/>
      <style:text-properties officeooo:rsid="0017856b" officeooo:paragraph-rsid="0017856b"/>
    </style:style>
    <style:style style:name="P24" style:family="paragraph" style:parent-style-name="Text_20_body" style:list-style-name="L1">
      <style:text-properties officeooo:rsid="0011403c" officeooo:paragraph-rsid="0011403c"/>
    </style:style>
    <style:style style:name="P25" style:family="paragraph" style:parent-style-name="Text_20_body" style:list-style-name="L1">
      <style:text-properties officeooo:rsid="0011403c" officeooo:paragraph-rsid="0021e281"/>
    </style:style>
    <style:style style:name="P26" style:family="paragraph" style:parent-style-name="Text_20_body" style:list-style-name="L2">
      <style:text-properties officeooo:rsid="0011403c"/>
    </style:style>
    <style:style style:name="P27" style:family="paragraph" style:parent-style-name="Text_20_body" style:list-style-name="L2">
      <style:text-properties officeooo:rsid="0011403c" officeooo:paragraph-rsid="0011403c"/>
    </style:style>
    <style:style style:name="P28" style:family="paragraph" style:parent-style-name="Text_20_body" style:list-style-name="L1">
      <style:text-properties officeooo:rsid="001313fa"/>
    </style:style>
    <style:style style:name="P29" style:family="paragraph" style:parent-style-name="Text_20_body" style:list-style-name="L1">
      <style:text-properties officeooo:rsid="001313fa" officeooo:paragraph-rsid="0021e281"/>
    </style:style>
    <style:style style:name="P30" style:family="paragraph" style:parent-style-name="Text_20_body" style:list-style-name="L2">
      <style:text-properties officeooo:paragraph-rsid="0011403c"/>
    </style:style>
    <style:style style:name="P31" style:family="paragraph" style:parent-style-name="Text_20_body" style:list-style-name="L2">
      <style:text-properties officeooo:rsid="0015db6c" officeooo:paragraph-rsid="0015db6c"/>
    </style:style>
    <style:style style:name="P32" style:family="paragraph" style:parent-style-name="Text_20_body" style:list-style-name="L4">
      <style:text-properties officeooo:rsid="0015db6c" officeooo:paragraph-rsid="0015db6c"/>
    </style:style>
    <style:style style:name="P33" style:family="paragraph" style:parent-style-name="Text_20_body" style:list-style-name="L3">
      <style:text-properties officeooo:rsid="0021e281" officeooo:paragraph-rsid="0021e281"/>
    </style:style>
    <style:style style:name="P34" style:family="paragraph" style:parent-style-name="Text_20_body" style:list-style-name="L4">
      <style:text-properties officeooo:rsid="0021e281" officeooo:paragraph-rsid="0021e281"/>
    </style:style>
    <style:style style:name="P35" style:family="paragraph" style:parent-style-name="Text_20_body" style:list-style-name="L10">
      <style:text-properties officeooo:rsid="0021e281" officeooo:paragraph-rsid="0021e281"/>
    </style:style>
    <style:style style:name="P36" style:family="paragraph" style:parent-style-name="Text_20_body" style:list-style-name="L5">
      <style:text-properties officeooo:rsid="00235d25" officeooo:paragraph-rsid="00235d25"/>
    </style:style>
    <style:style style:name="P37" style:family="paragraph" style:parent-style-name="Text_20_body" style:list-style-name="L6">
      <style:text-properties officeooo:rsid="00235d25" officeooo:paragraph-rsid="00235d25"/>
    </style:style>
    <style:style style:name="P38" style:family="paragraph" style:parent-style-name="Text_20_body" style:list-style-name="L7">
      <style:text-properties officeooo:rsid="0018ac44" officeooo:paragraph-rsid="001fd3be"/>
    </style:style>
    <style:style style:name="P39" style:family="paragraph" style:parent-style-name="Text_20_body" style:list-style-name="L8">
      <style:text-properties officeooo:rsid="0018ac44" officeooo:paragraph-rsid="0023afc9"/>
    </style:style>
    <style:style style:name="P40" style:family="paragraph" style:parent-style-name="Text_20_body" style:list-style-name="L11">
      <style:text-properties officeooo:rsid="0018ac44" officeooo:paragraph-rsid="002c29af"/>
    </style:style>
    <style:style style:name="P41" style:family="paragraph" style:parent-style-name="Text_20_body" style:list-style-name="L7">
      <style:text-properties officeooo:rsid="001fd3be" officeooo:paragraph-rsid="001fd3be"/>
    </style:style>
    <style:style style:name="P42" style:family="paragraph" style:parent-style-name="Text_20_body" style:list-style-name="L7">
      <style:text-properties officeooo:rsid="0021370a" officeooo:paragraph-rsid="0021370a"/>
    </style:style>
    <style:style style:name="P43" style:family="paragraph" style:parent-style-name="Text_20_body" style:list-style-name="L9">
      <style:text-properties officeooo:rsid="00277ccf" officeooo:paragraph-rsid="00277ccf"/>
    </style:style>
    <style:style style:name="P44" style:family="paragraph" style:parent-style-name="Text_20_body" style:list-style-name="L11">
      <style:text-properties officeooo:rsid="002c29af" officeooo:paragraph-rsid="002c29af"/>
    </style:style>
    <style:style style:name="P45" style:family="paragraph" style:parent-style-name="Text_20_body" style:list-style-name="L12">
      <style:text-properties officeooo:rsid="002c29af" officeooo:paragraph-rsid="002c29af"/>
    </style:style>
    <style:style style:name="P46" style:family="paragraph" style:parent-style-name="Text_20_body" style:list-style-name="L13">
      <style:text-properties officeooo:rsid="002c29af" officeooo:paragraph-rsid="002c29af"/>
    </style:style>
    <style:style style:name="P47" style:family="paragraph" style:parent-style-name="Text_20_body" style:list-style-name="L14">
      <style:text-properties officeooo:rsid="002c29af" officeooo:paragraph-rsid="002c29af"/>
    </style:style>
    <style:style style:name="P48" style:family="paragraph" style:parent-style-name="Text_20_body" style:list-style-name="L11">
      <style:text-properties officeooo:rsid="002c7e86" officeooo:paragraph-rsid="002c7e86"/>
    </style:style>
    <style:style style:name="P49" style:family="paragraph" style:parent-style-name="Text_20_body">
      <style:text-properties officeooo:rsid="002c7e86" officeooo:paragraph-rsid="002c7e86"/>
    </style:style>
    <style:style style:name="P50" style:family="paragraph" style:parent-style-name="Text_20_body" style:list-style-name="L3">
      <style:paragraph-properties fo:margin-left="0.9846in" fo:margin-right="0in" fo:text-indent="-0.25in" style:auto-text-indent="false"/>
      <style:text-properties officeooo:rsid="00150d98" officeooo:paragraph-rsid="0021e281"/>
    </style:style>
    <style:style style:name="P51" style:family="paragraph" style:parent-style-name="Text_20_body" style:list-style-name="L3">
      <style:paragraph-properties fo:margin-left="0.9846in" fo:margin-right="0in" fo:text-indent="-0.25in" style:auto-text-indent="false"/>
      <style:text-properties officeooo:rsid="00150d98" officeooo:paragraph-rsid="00150d98"/>
    </style:style>
    <style:style style:name="P52" style:family="paragraph" style:parent-style-name="Text_20_body" style:list-style-name="L3">
      <style:paragraph-properties fo:margin-left="1.4772in" fo:margin-right="0in" fo:text-indent="-0.25in" style:auto-text-indent="false"/>
      <style:text-properties officeooo:rsid="00150d98" officeooo:paragraph-rsid="0021e281"/>
    </style:style>
    <style:style style:name="P53" style:family="paragraph" style:parent-style-name="Text_20_body" style:list-style-name="L8">
      <style:paragraph-properties fo:margin-left="1in" fo:margin-right="0in" fo:text-indent="-0.25in" style:auto-text-indent="false"/>
      <style:text-properties officeooo:rsid="0023afc9" officeooo:paragraph-rsid="0023afc9"/>
    </style:style>
    <style:style style:name="P54" style:family="paragraph" style:parent-style-name="Text_20_body" style:list-style-name="L8">
      <style:paragraph-properties fo:margin-left="1in" fo:margin-right="0in" fo:text-indent="-0.25in" style:auto-text-indent="false"/>
      <style:text-properties officeooo:rsid="002b22e7" officeooo:paragraph-rsid="002b22e7"/>
    </style:style>
    <style:style style:name="P55" style:family="paragraph" style:parent-style-name="Text_20_body" style:list-style-name="L8">
      <style:paragraph-properties fo:margin-left="0.5in" fo:margin-right="0in" fo:text-indent="-0.25in" style:auto-text-indent="false"/>
      <style:text-properties officeooo:rsid="0026b623" officeooo:paragraph-rsid="0026b623"/>
    </style:style>
    <style:style style:name="P56" style:family="paragraph" style:parent-style-name="Text_20_body" style:list-style-name="L8">
      <style:paragraph-properties fo:margin-left="0.5in" fo:margin-right="0in" fo:text-indent="-0.25in" style:auto-text-indent="false"/>
      <style:text-properties officeooo:rsid="002b22e7" officeooo:paragraph-rsid="002b22e7"/>
    </style:style>
    <style:style style:name="P57" style:family="paragraph" style:parent-style-name="Text_20_body" style:list-style-name="L8">
      <style:paragraph-properties fo:margin-left="0.5in" fo:margin-right="0in" fo:text-indent="-0.25in" style:auto-text-indent="false"/>
      <style:text-properties officeooo:rsid="0018ac44" officeooo:paragraph-rsid="0023afc9"/>
    </style:style>
    <style:style style:name="P58" style:family="paragraph" style:parent-style-name="Text_20_body" style:list-style-name="L8">
      <style:paragraph-properties fo:margin-left="0.5in" fo:margin-right="0in" fo:text-indent="-0.25in" style:auto-text-indent="false"/>
      <style:text-properties officeooo:rsid="0023afc9" officeooo:paragraph-rsid="0023afc9"/>
    </style:style>
    <style:style style:name="P59" style:family="paragraph" style:parent-style-name="Text_20_body" style:list-style-name="L8">
      <style:paragraph-properties fo:margin-left="0.5in" fo:margin-right="0in" fo:text-indent="-0.25in" style:auto-text-indent="false"/>
      <style:text-properties officeooo:rsid="002b58f5" officeooo:paragraph-rsid="002b58f5"/>
    </style:style>
    <style:style style:name="T1" style:family="text">
      <style:text-properties officeooo:rsid="000c8c32"/>
    </style:style>
    <style:style style:name="T2" style:family="text">
      <style:text-properties officeooo:rsid="000f5391"/>
    </style:style>
    <style:style style:name="T3" style:family="text">
      <style:text-properties officeooo:rsid="000f822d"/>
    </style:style>
    <style:style style:name="T4" style:family="text">
      <style:text-properties fo:font-style="italic" fo:font-weight="bold" officeooo:rsid="000f822d" style:font-style-asian="italic" style:font-weight-asian="bold" style:font-style-complex="italic" style:font-weight-complex="bold"/>
    </style:style>
    <style:style style:name="T5" style:family="text">
      <style:text-properties officeooo:rsid="000f96d5"/>
    </style:style>
    <style:style style:name="T6" style:family="text">
      <style:text-properties officeooo:rsid="0011403c"/>
    </style:style>
    <style:style style:name="T7" style:family="text">
      <style:text-properties officeooo:rsid="001313fa"/>
    </style:style>
    <style:style style:name="T8" style:family="text">
      <style:text-properties officeooo:rsid="00150d98"/>
    </style:style>
    <style:style style:name="T9" style:family="text">
      <style:text-properties officeooo:rsid="0015db6c"/>
    </style:style>
    <style:style style:name="T10" style:family="text">
      <style:text-properties officeooo:rsid="0017856b"/>
    </style:style>
    <style:style style:name="T11" style:family="text">
      <style:text-properties fo:font-weight="bold" officeooo:rsid="001fd3be" style:font-weight-asian="bold" style:font-weight-complex="bold"/>
    </style:style>
    <style:style style:name="T12" style:family="text">
      <style:text-properties officeooo:rsid="0018ac44"/>
    </style:style>
    <style:style style:name="T13" style:family="text">
      <style:text-properties fo:color="#008000" officeooo:rsid="0018ac44"/>
    </style:style>
    <style:style style:name="T14" style:family="text">
      <style:text-properties fo:color="#008000" officeooo:rsid="001a8b49"/>
    </style:style>
    <style:style style:name="T15" style:family="text">
      <style:text-properties fo:color="#008000" officeooo:rsid="0021e281"/>
    </style:style>
    <style:style style:name="T16" style:family="text">
      <style:text-properties fo:color="#808000" officeooo:rsid="0018ac44"/>
    </style:style>
    <style:style style:name="T17" style:family="text">
      <style:text-properties fo:color="#808000" officeooo:rsid="001a8b49"/>
    </style:style>
    <style:style style:name="T18" style:family="text">
      <style:text-properties fo:color="#808000" officeooo:rsid="0021e281"/>
    </style:style>
    <style:style style:name="T19" style:family="text">
      <style:text-properties officeooo:rsid="001a8b49"/>
    </style:style>
    <style:style style:name="T20" style:family="text">
      <style:text-properties officeooo:rsid="001d4887"/>
    </style:style>
    <style:style style:name="T21" style:family="text">
      <style:text-properties officeooo:rsid="001fd3be"/>
    </style:style>
    <style:style style:name="T22" style:family="text">
      <style:text-properties officeooo:rsid="0021e281"/>
    </style:style>
    <style:style style:name="T23" style:family="text">
      <style:text-properties officeooo:rsid="00235d25"/>
    </style:style>
    <style:style style:name="T24" style:family="text">
      <style:text-properties officeooo:rsid="0023afc9"/>
    </style:style>
    <style:style style:name="T25" style:family="text">
      <style:text-properties officeooo:rsid="002647ac"/>
    </style:style>
    <style:style style:name="T26" style:family="text">
      <style:text-properties officeooo:rsid="0026b623"/>
    </style:style>
    <style:style style:name="T27" style:family="text">
      <style:text-properties officeooo:rsid="002b22e7"/>
    </style:style>
    <style:style style:name="T28" style:family="text">
      <style:text-properties officeooo:rsid="002c29af"/>
    </style:style>
    <style:style style:name="T29" style:family="text">
      <style:text-properties officeooo:rsid="002c7e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Composer</text:h>
      <text:h text:style-name="Heading_20_2" text:outline-level="2">What is Composer?</text:h>
      <text:list xml:id="list3030412256233636849" text:style-name="L1">
        <text:list-item>
          <text:p text:style-name="P24">Composer is not a package manager, it's a project dependency manager.</text:p>
        </text:list-item>
        <text:list-item>
          <text:p text:style-name="P24">Inspired by Node.JS npm (Node Packaged Modules) and Ruby's Bundler.</text:p>
        </text:list-item>
        <text:list-item>
          <text:p text:style-name="P25"><text:span text:style-name="T7">Cross-platform </text:span><text:span text:style-name="T8">compatible (Windows, Linux, OSX)</text:span></text:p>
        </text:list-item>
        <text:list-item>
          <text:p text:style-name="P29">Requires &gt;= PHP 5.3.2</text:p>
        </text:list-item>
        <text:list-item>
          <text:p text:style-name="P28">Optional Requirements Subversion, GIT, Mercurial</text:p>
        </text:list-item>
      </text:list>
      <text:h text:style-name="Heading_20_2" text:outline-level="2"><text:span text:style-name="T22">What </text:span>Problems <text:span text:style-name="T22">are </text:span>Solved?</text:h>
      <text:list xml:id="list2135097280995387799" text:style-name="L2">
        <text:list-item>
          <text:p text:style-name="P30"><text:span text:style-name="T7">D</text:span><text:span text:style-name="T6">ependent libraries/packages</text:span></text:p>
        </text:list-item>
        <text:list-item>
          <text:p text:style-name="P27">Cascading dependencies</text:p>
        </text:list-item>
        <text:list-item>
          <text:p text:style-name="P27">Declarative dependency</text:p>
        </text:list-item>
        <text:list-item>
          <text:p text:style-name="P26">Install and update dependencies</text:p>
        </text:list-item>
        <text:list-item>
          <text:p text:style-name="P31">Autoloading of dependencies</text:p>
        </text:list-item>
      </text:list>
      <text:h text:style-name="Heading_20_2" text:outline-level="2">Installation</text:h>
      <text:list xml:id="list8898554474808501722" text:style-name="L3">
        <text:list-item>
          <text:p text:style-name="P33">On Linux and OSX</text:p>
        </text:list-item>
        <text:list-item>
          <text:p text:style-name="P50">Locally (within project)</text:p>
        </text:list-item>
      </text:list>
      <text:p text:style-name="P10"><text:span text:style-name="T20">$</text:span> curl -sS https://getcomposer.org/installer | php</text:p>
      <text:list xml:id="list192633917" text:continue-numbering="true" text:style-name="L3">
        <text:list-item>
          <text:p text:style-name="P50"><text:span text:style-name="T22">G</text:span>lobally (system wide)</text:p>
        </text:list-item>
      </text:list>
      <text:p text:style-name="P10"><text:span text:style-name="T20">$</text:span> curl -sS https://getcomposer.org/installer | php</text:p>
      <text:p text:style-name="P11">$ sudo mv composer.phar /usr/local/bin/composer</text:p>
      <text:list xml:id="list1836936048" text:continue-numbering="true" text:style-name="L3">
        <text:list-item>
          <text:p text:style-name="P33">On Windoes (Globally)</text:p>
        </text:list-item>
        <text:list-item>
          <text:p text:style-name="P50"><text:span text:style-name="T22">I</text:span>nstaller</text:p>
        </text:list-item>
        <text:list-item>
          <text:p text:style-name="P52"><text:span text:style-name="T22">Download and run </text:span>Composer-Setup.exe</text:p>
        </text:list-item>
        <text:list-item>
          <text:p text:style-name="P51">Manually</text:p>
        </text:list-item>
      </text:list>
      <text:p text:style-name="P11">C:\&gt; cd C:\bin</text:p>
      <text:p text:style-name="P11">C:\bin&gt; php -r "eval('?&gt;'.file_get_contents('https://getcomposer.org/installer'));"</text:p>
      <text:p text:style-name="P11">C:\bin&gt; echo @php "%~dp0composer.phar" %*&gt;composer.bat</text:p>
      <text:h text:style-name="Heading_20_2" text:outline-level="2"><text:span text:style-name="T22">Basic</text:span><text:span text:style-name="T9"> </text:span><text:span text:style-name="T8">Usage</text:span></text:h>
      <text:list xml:id="list1319753132878766177" text:style-name="L4">
        <text:list-item>
          <text:p text:style-name="P32">Locally</text:p>
          <text:p text:style-name="P21"><text:soft-page-break/><text:span text:style-name="T20">$</text:span> php composer.phar</text:p>
        </text:list-item>
        <text:list-item>
          <text:p text:style-name="P32">Globally</text:p>
          <text:p text:style-name="P22"><text:span text:style-name="T20">$</text:span> composer</text:p>
        </text:list-item>
        <text:list-item>
          <text:p text:style-name="P34">Display Composer Version</text:p>
        </text:list-item>
      </text:list>
      <text:p text:style-name="P5"><text:span text:style-name="T20">$</text:span><text:span text:style-name="T22"> composer -V</text:span></text:p>
      <text:p text:style-name="P5"><text:span text:style-name="T15">composer</text:span><text:span text:style-name="T22"> version </text:span><text:span text:style-name="T18">692015c12b4299dcee92bded7968b21a4b345891</text:span></text:p>
      <text:h text:style-name="Heading_20_2" text:outline-level="2"><text:span text:style-name="T8"><text:s/></text:span><text:span text:style-name="T10">Project Setup</text:span></text:h>
      <text:list xml:id="list1767273307949024704" text:style-name="L5">
        <text:list-item>
          <text:p text:style-name="P36">Composer uses a composer.json file in the foot of your project.</text:p>
        </text:list-item>
        <text:list-item>
          <text:p text:style-name="P36">To create this file, you can write it manually or run initialization.</text:p>
          <text:p text:style-name="P23"><text:span text:style-name="T20">$</text:span> composer init</text:p>
          <text:p text:style-name="P23"/>
        </text:list-item>
      </text:list>
      <text:p text:style-name="P7"><text:s text:c="44"/></text:p>
      <text:p text:style-name="P7"><text:s text:c="2"/>Welcome to the Composer config generator <text:s/></text:p>
      <text:p text:style-name="P7"><text:s text:c="44"/></text:p>
      <text:p text:style-name="P6"/>
      <text:p text:style-name="P6">This command will guide you through creating your composer.json config. </text:p>
      <text:p text:style-name="P6"/>
      <text:p text:style-name="P4"><text:span text:style-name="T14">Package name (&lt;vendor&gt;/&lt;name&gt;)</text:span><text:span text:style-name="T19"> [</text:span><text:span text:style-name="T17">username/directoryname</text:span><text:span text:style-name="T19">]:</text:span></text:p>
      <text:list xml:id="list6019032202828481522" text:style-name="L6">
        <text:list-item>
          <text:p text:style-name="P37">A composer.json file is now in the root directory of your project.</text:p>
        </text:list-item>
      </text:list>
      <text:h text:style-name="Heading_20_2" text:outline-level="2"><text:span text:style-name="T22">Packages &amp; </text:span>Libraries</text:h>
      <text:list xml:id="list3360122050416001875" text:style-name="L7">
        <text:list-item>
          <text:p text:style-name="P38"><text:span text:style-name="T21">A directory with a </text:span><text:span text:style-name="T11">composer.json</text:span><text:span text:style-name="T21"> file is a package</text:span></text:p>
        </text:list-item>
        <text:list-item>
          <text:p text:style-name="P41">A package with a name is a library</text:p>
        </text:list-item>
        <text:list-item>
          <text:p text:style-name="P42">A library can be required by another package</text:p>
        </text:list-item>
      </text:list>
      <text:h text:style-name="Heading_20_2" text:outline-level="2">Require</text:h>
      <text:list xml:id="list4152336333236943817" text:style-name="L8">
        <text:list-item>
          <text:p text:style-name="P39"><text:span text:style-name="T24">Vender / </text:span><text:span text:style-name="T23">Package </text:span><text:span text:style-name="T24">N</text:span><text:span text:style-name="T23">ame</text:span></text:p>
        </text:list-item>
        <text:list-item>
          <text:p text:style-name="P39"><text:span text:style-name="T24">Package V</text:span><text:span text:style-name="T23">ersion</text:span></text:p>
        </text:list-item>
        <text:list-item>
          <text:p text:style-name="P53">Exact Version</text:p>
        </text:list-item>
        <text:list-item>
          <text:p text:style-name="P53">Range</text:p>
        </text:list-item>
        <text:list-item>
          <text:p text:style-name="P53">Wildcard</text:p>
        </text:list-item>
        <text:list-item>
          <text:p text:style-name="P53">Tilde</text:p>
        </text:list-item>
      </text:list>
      <text:h text:style-name="Heading_20_2" text:outline-level="2">Repository</text:h>
      <text:list xml:id="list1927271896" text:continue-numbering="true" text:style-name="L8">
        <text:list-item>
          <text:p text:style-name="P55">Package <text:span text:style-name="T27">Source</text:span></text:p>
        </text:list-item>
        <text:list-item>
          <text:p text:style-name="P54">Composer</text:p>
        </text:list-item>
        <text:list-item>
          <text:p text:style-name="P54">Version Control Systems</text:p>
        </text:list-item>
        <text:list-item>
          <text:p text:style-name="P54">PEAR</text:p>
        </text:list-item>
        <text:list-item>
          <text:p text:style-name="P54"><text:soft-page-break/>Package</text:p>
        </text:list-item>
        <text:list-item>
          <text:p text:style-name="P55">Declare<text:span text:style-name="T27">d </text:span>in composer.json </text:p>
        </text:list-item>
        <text:list-item>
          <text:p text:style-name="P56">Specified order is important</text:p>
        </text:list-item>
        <text:list-item>
          <text:p text:style-name="P56">First match is used</text:p>
        </text:list-item>
        <text:list-item>
          <text:p text:style-name="P56">Packagist is checked last</text:p>
        </text:list-item>
      </text:list>
      <text:h text:style-name="Heading_20_2" text:outline-level="2">Packagist</text:h>
      <text:list xml:id="list440624977" text:continue-numbering="true" text:style-name="L8">
        <text:list-item>
          <text:p text:style-name="P57"><text:span text:style-name="T26">Default</text:span><text:span text:style-name="T24"> Composer repository </text:span><text:span text:style-name="T26">type</text:span></text:p>
        </text:list-item>
        <text:list-item>
          <text:p text:style-name="P55">Enabled by default</text:p>
        </text:list-item>
        <text:list-item>
          <text:p text:style-name="P55">Suggested central repository</text:p>
        </text:list-item>
        <text:list-item>
          <text:p text:style-name="P55">Publish your packages</text:p>
        </text:list-item>
        <text:list-item>
          <text:p text:style-name="P55">Personal Packagist with Satis</text:p>
        </text:list-item>
      </text:list>
      <text:h text:style-name="Heading_20_2" text:outline-level="2"><text:span text:style-name="T24">V</text:span><text:span text:style-name="T25">ersion </text:span><text:span text:style-name="T24">C</text:span><text:span text:style-name="T25">ontrol </text:span><text:span text:style-name="T24">S</text:span><text:span text:style-name="T25">ystems</text:span></text:h>
      <text:list xml:id="list1060955670" text:continue-numbering="true" text:style-name="L8">
        <text:list-item>
          <text:p text:style-name="P59">Repository type to fetch GIT, Subversion, and Mercurial</text:p>
        </text:list-item>
        <text:list-item>
          <text:p text:style-name="P58"/>
        </text:list-item>
      </text:list>
      <text:h text:style-name="Heading_20_2" text:outline-level="2">Platform Packages</text:h>
      <text:list xml:id="list155573003055748043" text:style-name="L9">
        <text:list-item>
          <text:p text:style-name="P43">Virtual Packages are components not installable by Composer</text:p>
        </text:list-item>
        <text:list-item>
          <text:p text:style-name="P43">php – Allows you to apply constraints on the PHP version</text:p>
        </text:list-item>
        <text:list-item>
          <text:p text:style-name="P43">ext-&lt;name&gt; – Allows requiring of PHP extensions</text:p>
        </text:list-item>
        <text:list-item>
          <text:p text:style-name="P43">lib-&lt;name&gt; – Allows version constraints of PHP libraries</text:p>
        </text:list-item>
      </text:list>
      <text:h text:style-name="Heading_20_2" text:outline-level="2">Autoloading</text:h>
      <text:list xml:id="list1223019517832142789" text:style-name="L10">
        <text:list-item>
          <text:p text:style-name="P35">PSR-0 – Define mapping from Namespace to Path</text:p>
        </text:list-item>
        <text:list-item>
          <text:p text:style-name="P35">Classmap – Create collection of Classname to Filename mappings</text:p>
        </text:list-item>
        <text:list-item>
          <text:p text:style-name="P35">Files – Require specified files to eager load on every request</text:p>
        </text:list-item>
      </text:list>
      <text:h text:style-name="Heading_20_2" text:outline-level="2">Install &amp; Update</text:h>
      <text:list xml:id="list771074613555238991" text:style-name="L11">
        <text:list-item>
          <text:p text:style-name="P44">Reads composer.lock from current directory if exists</text:p>
        </text:list-item>
        <text:list-item>
          <text:p text:style-name="P44">Else reads composer.json</text:p>
        </text:list-item>
        <text:list-item>
          <text:p text:style-name="P44">Resolves dependencies</text:p>
        </text:list-item>
        <text:list-item>
          <text:p text:style-name="P44">Creates composer.lock if doesn't exist</text:p>
        </text:list-item>
        <text:list-item>
          <text:p text:style-name="P40"><text:span text:style-name="T28">Installs / Updates </text:span><text:span text:style-name="T29">packages</text:span><text:span text:style-name="T28"> in vendor directory</text:span></text:p>
        </text:list-item>
        <text:list-item>
          <text:p text:style-name="P48"><text:soft-page-break/>The vendor directory defaults to vendor in the root of the project</text:p>
        </text:list-item>
        <text:list-item>
          <text:p text:style-name="P48">You can change this behavior with the vendor-dir option</text:p>
        </text:list-item>
      </text:list>
      <text:h text:style-name="Heading_20_2" text:outline-level="2">Self Updating</text:h>
      <text:list xml:id="list6637934473160507272" text:style-name="L12">
        <text:list-item>
          <text:p text:style-name="P45">Composer has a simple and straightforward update process</text:p>
        </text:list-item>
      </text:list>
      <text:p text:style-name="P9"><text:span text:style-name="T20">$</text:span><text:span text:style-name="T12"> composer self-update</text:span></text:p>
      <text:list xml:id="list1700644822" text:continue-numbering="true" text:style-name="L12">
        <text:list-item>
          <text:p text:style-name="P45">If you installed globally on Linux or OSX you need to use root privileges. </text:p>
        </text:list-item>
      </text:list>
      <text:p text:style-name="P9"><text:span text:style-name="T20">$</text:span><text:span text:style-name="T12"> </text:span><text:span text:style-name="T28">sudo </text:span><text:span text:style-name="T12">composer self-update</text:span></text:p>
      <text:p text:style-name="P8"/>
      <text:p text:style-name="P4"><text:span text:style-name="T12">Updating to version </text:span><text:span text:style-name="T13">692015c12b4299dcee92bded7968b21a4b345891</text:span><text:span text:style-name="T12">. </text:span></text:p>
      <text:p text:style-name="P9"><text:span text:style-name="T12"><text:s text:c="4"/>Downloading: </text:span><text:span text:style-name="T16">100%</text:span></text:p>
      <text:list xml:id="list5313658516735876798" text:style-name="L13">
        <text:list-item>
          <text:p text:style-name="P46">Composer is now updated to the latest version</text:p>
        </text:list-item>
      </text:list>
      <text:p text:style-name="P49"/>
      <text:h text:style-name="Heading_20_2" text:outline-level="2">Additional Resources</text:h>
      <text:list xml:id="list2392011020223107624" text:style-name="L14">
        <text:list-item>
          <text:p text:style-name="P47"/>
        </text:list-item>
      </text:list>
      <text:p text:style-name="P3"/>
      <text:p text:style-name="Horizontal_20_Line"/>
      <text:p text:style-name="P2">Resources:</text:p>
      <text:list xml:id="list8118633345938040065" text:style-name="L15">
        <text:list-item>
          <text:p text:style-name="P13"><text:span text:style-name="T1">Composer </text:span><text:span text:style-name="T2">- </text:span><text:a xlink:type="simple" xlink:href="http://getcomposer.org/"><text:span text:style-name="T1">http://getcomposer.org/</text:span></text:a></text:p>
        </text:list-item>
        <text:list-item>
          <text:p text:style-name="P15"><text:span text:style-name="T5">Documentation - </text:span><text:a xlink:type="simple" xlink:href="http://getcomposer.org/doc/"><text:span text:style-name="T5">http://getcomposer.org/doc/</text:span></text:a></text:p>
        </text:list-item>
        <text:list-item>
          <text:p text:style-name="P18"><text:span text:style-name="T10">Introduction </text:span><text:span text:style-name="T5">- </text:span><text:a xlink:type="simple" xlink:href="http://getcomposer.org/doc/00-intro.md"><text:span text:style-name="T5">http://getcomposer.org/doc/00-intro.md</text:span></text:a></text:p>
        </text:list-item>
        <text:list-item>
          <text:p text:style-name="P19"><text:span text:style-name="T10">Basic Usage - </text:span><text:a xlink:type="simple" xlink:href="http://getcomposer.org/doc/01-basic-usage.md"><text:span text:style-name="T10">http://getcomposer.org/doc/01-basic-usage.md</text:span></text:a></text:p>
        </text:list-item>
        <text:list-item>
          <text:p text:style-name="P19"><text:span text:style-name="T10">Libraries - </text:span><text:a xlink:type="simple" xlink:href="http://getcomposer.org/doc/02-libraries.md"><text:span text:style-name="T10">http://getcomposer.org/doc/02-libraries.md</text:span></text:a></text:p>
        </text:list-item>
        <text:list-item>
          <text:p text:style-name="P19"><text:span text:style-name="T10">CLI - </text:span><text:a xlink:type="simple" xlink:href="http://getcomposer.org/doc/03-cli.md"><text:span text:style-name="T10">http://getcomposer.org/doc/03-cli.md</text:span></text:a></text:p>
        </text:list-item>
        <text:list-item>
          <text:p text:style-name="P19"><text:span text:style-name="T10">Schema - </text:span><text:a xlink:type="simple" xlink:href="http://getcomposer.org/doc/04-schema.md"><text:span text:style-name="T10">http://getcomposer.org/doc/04-schema.md</text:span></text:a></text:p>
        </text:list-item>
        <text:list-item>
          <text:p text:style-name="P19"><text:span text:style-name="T10">Repositories - </text:span><text:a xlink:type="simple" xlink:href="http://getcomposer.org/doc/05-repositories.md"><text:span text:style-name="T10">http://getcomposer.org/doc/05-repositories.md</text:span></text:a></text:p>
        </text:list-item>
        <text:list-item>
          <text:p text:style-name="P19"><text:span text:style-name="T10">Community - </text:span><text:a xlink:type="simple" xlink:href="http://getcomposer.org/doc/06-community.md"><text:span text:style-name="T10">http://getcomposer.org/doc/06-community.md</text:span></text:a></text:p>
        </text:list-item>
        <text:list-item>
          <text:p text:style-name="P20"><text:span text:style-name="T26">Satis - </text:span><text:a xlink:type="simple" xlink:href="http://getcomposer.org/doc/articles/handling-private-packages-with-satis.md"><text:span text:style-name="T26">http://getcomposer.org/doc/articles/handling-private-packages-with-satis.md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OpenSymbol1" svg:font-family="OpenSymbol"/>
    <style:font-face style:name="BLACK KNIGHT" svg:font-family="'BLACK KNIGHT'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Lohit Hindi1" svg:font-family="'Lohit Hindi'" style:font-family-generic="swiss"/>
    <style:font-face style:name="Courier 10 Pitch" svg:font-family="'Courier 10 Pitch'" style:font-adornments="Regular" style:font-pitch="fixed"/>
    <style:font-face style:name="Arial3" svg:font-family="Arial" style:font-family-generic="modern" style:font-pitch="fixed"/>
    <style:font-face style:name="Tahoma1" svg:font-family="Tahoma" style:font-family-generic="modern" style:font-pitch="fixed"/>
    <style:font-face style:name="BLACK KNIGHT1" svg:font-family="'BLACK KN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Lohit Hindi" fo:font-size="12pt" style:letter-kerning="true" style:font-name-asian="Tahoma" style:font-size-asian="12pt" style:font-name-complex="Arial1" style:font-size-complex="12pt"/>
    </style:style>
    <style:style style:name="Heading" style:family="paragraph" style:parent-style-name="Default" style:next-style-name="Text_20_body" style:default-outline-level="" style:class="text">
      <style:paragraph-properties fo:margin-left="0in" fo:margin-right="0in" fo:margin-top="0.1654in" fo:margin-bottom="0.0827in" style:contextual-spacing="false" fo:text-indent="0in" style:auto-text-indent="false" fo:keep-with-next="always"/>
      <style:text-properties style:text-outline="false" style:text-line-through-style="none" style:font-name="Lohit Hindi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2" style:font-size-complex="14pt" style:text-emphasize="none"/>
    </style:style>
    <style:style style:name="Text_20_body" style:display-name="Text body" style:family="paragraph" style:parent-style-name="Default" style:default-outline-level="" style:class="text">
      <style:paragraph-properties fo:margin-left="0in" fo:margin-right="0in" fo:margin-top="0in" fo:margin-bottom="0.0701in" style:contextual-spacing="false" fo:orphans="2" fo:widows="2" fo:text-indent="0in" style:auto-text-indent="false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Arial1" style:font-size-complex="12pt" style:text-emphasize="none"/>
    </style:style>
    <style:style style:name="List" style:family="paragraph" style:parent-style-name="Text_20_body" style:default-outline-level="" style:class="list">
      <style:paragraph-properties fo:margin-top="0in" fo:margin-bottom="0.1472in" style:contextual-spacing="false" fo:orphans="2" fo:widows="2" style:writing-mode="lr-tb"/>
      <style:text-properties style:use-window-font-color="true" style:font-name="Lohit Hindi" fo:font-size="10pt" style:font-name-asian="Tahoma" style:font-size-asian="10pt" style:font-name-complex="Arial2" style:font-size-complex="12pt"/>
    </style:style>
    <style:style style:name="Caption" style:family="paragraph" style:parent-style-name="Standard" style:default-outline-level="" style:class="extra">
      <style:paragraph-properties fo:margin-top="0.1472in" fo:margin-bottom="0.1472in" style:contextual-spacing="false" fo:orphans="2" fo:widows="2" text:number-lines="false" text:line-number="0" style:writing-mode="lr-tb"/>
      <style:text-properties style:use-window-font-color="true" style:font-name="Lohit Hindi" fo:font-size="12pt" fo:font-style="italic" style:font-name-asian="Tahoma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2" fo:widows="2" text:number-lines="false" text:line-number="0" style:writing-mode="lr-tb"/>
      <style:text-properties style:use-window-font-color="true" style:font-name="Lohit Hindi" fo:font-size="12pt" style:font-name-asian="Tahoma" style:font-size-asian="12pt" style:font-name-complex="Arial2" style:font-size-complex="12pt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3465in" style:contextual-spacing="false" fo:orphans="2" fo:widows="2" style:border-line-width-bottom="0in 0.0016in 0.0008in" fo:padding="0in" fo:border-left="none" fo:border-right="none" fo:border-top="none" fo:border-bottom="0.14pt double #808080" text:number-lines="false" text:line-number="0" style:writing-mode="lr-tb" style:join-border="false"/>
      <style:text-properties style:use-window-font-color="true" style:font-name="BLACK KNIGHT" fo:font-size="6pt" style:font-name-asian="Tahoma" style:font-size-asian="6pt" style:font-name-complex="Arial1" style:font-size-complex="12pt"/>
    </style:style>
    <style:style style:name="Heading_20_1" style:display-name="Heading 1" style:family="paragraph" style:parent-style-name="Default" style:next-style-name="Text_20_body" style:default-outline-level="1" style:list-style-name="" style:class="text">
      <style:paragraph-properties fo:margin-left="0in" fo:margin-right="0in" fo:margin-top="0.2937in" fo:margin-bottom="0.1472in" style:contextual-spacing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24pt" fo:text-shadow="none" style:text-underline-style="none" fo:font-weight="bold" style:letter-kerning="true" style:font-name-asian="Tahoma" style:font-size-asian="24pt" style:font-weight-asian="bold" style:font-name-complex="Arial1" style:font-size-complex="12pt" style:text-emphasize="none"/>
    </style:style>
    <style:style style:name="Heading_20_2" style:display-name="Heading 2" style:family="paragraph" style:parent-style-name="Default" style:next-style-name="Text_20_body" style:default-outline-level="2" style:class="text">
      <style:paragraph-properties fo:margin-left="0in" fo:margin-right="0in" fo:margin-top="0.2937in" fo:margin-bottom="0.1472in" style:contextual-spacing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14pt" fo:font-style="italic" fo:text-shadow="none" style:text-underline-style="none" fo:font-weight="bold" style:letter-kerning="true" style:font-name-asian="Tahoma" style:font-size-asian="14pt" style:font-style-asian="italic" style:font-weight-asian="bold" style:font-name-complex="Arial1" style:font-size-complex="12pt" style:text-emphasize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937in" fo:margin-bottom="0.1472in" style:contextual-spacing="false" fo:orphans="2" fo:widows="2" style:writing-mode="lr-tb"/>
      <style:text-properties style:use-window-font-color="true" style:font-name="Lohit Hindi1" fo:font-size="14pt" fo:font-weight="bold" style:font-name-asian="Tahoma" style:font-size-asian="14pt" style:font-weight-asian="bold" style:font-name-complex="Arial1" style:font-size-complex="12pt"/>
    </style:style>
    <style:style style:name="Header" style:family="paragraph" style:parent-style-name="Standard" style:default-outline-level="" style:class="extra">
      <style:paragraph-properties fo:orphans="2" fo:widows="2" text:number-lines="false" text:line-number="0" style:writing-mode="lr-tb">
        <style:tab-stops>
          <style:tab-stop style:position="6.1075in"/>
          <style:tab-stop style:position="12.2154in"/>
        </style:tab-stops>
      </style:paragraph-properties>
      <style:text-properties style:use-window-font-color="true" style:font-name="BLACK KNIGHT" fo:font-size="12pt" style:font-name-asian="Tahoma" style:font-size-asian="12pt" style:font-name-complex="Arial1" style:font-size-complex="12pt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 fo:orphans="2" fo:widows="2" style:writing-mode="lr-tb"/>
      <style:text-properties style:use-window-font-color="true" style:font-name="Courier 10 Pitch" fo:font-size="10pt" style:font-name-asian="Tahoma1" style:font-size-asian="10pt" style:font-name-complex="Arial3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 style:class="extra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rst_20_line_20_indent" style:display-name="First line indent" style:family="paragraph" style:parent-style-name="Default" style:default-outline-level="" style:class="text">
      <style:paragraph-properties fo:margin-left="0in" fo:margin-right="0in" fo:margin-top="0in" fo:margin-bottom="0in" style:contextual-spacing="false" fo:text-indent="0.2362in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next-style-name="Subtitle" style:default-outline-level="" style:class="chapter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44pt" fo:font-style="normal" fo:text-shadow="1pt 1pt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font-style-complex="italic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HPaaSA_25_20Presentation_7e_LT_7e_Gliederung_20_1" style:display-name="PHPaaSA%20Presentation~LT~Gliederung 1" style:family="paragraph" style:default-outline-level="">
      <style:paragraph-properties fo:margin-left="0in" fo:margin-right="0in" fo:margin-top="0in" fo:margin-bottom="0.1965in" style:contextual-spacing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PHPaaSA_25_20Presentation_7e_LT_7e_Gliederung_20_2" style:display-name="PHPaaSA%20Presentation~LT~Gliederung 2" style:family="paragraph" style:parent-style-name="PHPaaSA_25_20Presentation_7e_LT_7e_Gliederung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HPaaSA_25_20Presentation_7e_LT_7e_Gliederung_20_3" style:display-name="PHPaaSA%20Presentation~LT~Gliederung 3" style:family="paragraph" style:parent-style-name="PHPaaSA_25_20Presentation_7e_LT_7e_Gliederung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HPaaSA_25_20Presentation_7e_LT_7e_Gliederung_20_4" style:display-name="PHPaaSA%20Presentation~LT~Gliederung 4" style:family="paragraph" style:parent-style-name="PHPaaSA_25_20Presentation_7e_LT_7e_Gliederung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HPaaSA_25_20Presentation_7e_LT_7e_Gliederung_20_5" style:display-name="PHPaaSA%20Presentation~LT~Gliederung 5" style:family="paragraph" style:parent-style-name="PHPaaSA_25_20Presentation_7e_LT_7e_Gliederung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HPaaSA_25_20Presentation_7e_LT_7e_Gliederung_20_6" style:display-name="PHPaaSA%20Presentation~LT~Gliederung 6" style:family="paragraph" style:parent-style-name="PHPaaSA_25_20Presentation_7e_LT_7e_Gliederung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HPaaSA_25_20Presentation_7e_LT_7e_Gliederung_20_7" style:display-name="PHPaaSA%20Presentation~LT~Gliederung 7" style:family="paragraph" style:parent-style-name="PHPaaSA_25_20Presentation_7e_LT_7e_Gliederung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HPaaSA_25_20Presentation_7e_LT_7e_Gliederung_20_8" style:display-name="PHPaaSA%20Presentation~LT~Gliederung 8" style:family="paragraph" style:parent-style-name="PHPaaSA_25_20Presentation_7e_LT_7e_Gliederung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HPaaSA_25_20Presentation_7e_LT_7e_Gliederung_20_9" style:display-name="PHPaaSA%20Presentation~LT~Gliederung 9" style:family="paragraph" style:parent-style-name="PHPaaSA_25_20Presentation_7e_LT_7e_Gliederung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HPaaSA_25_20Presentation_7e_LT_7e_Titel" style:display-name="PHPaaSA%20Presentatio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1pt 1pt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PHPaaSA_25_20Presentation_7e_LT_7e_Untertitel" style:display-name="PHPaaSA%20Presentatio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PHPaaSA_25_20Presentation_7e_LT_7e_Notizen" style:display-name="PHPaaSA%20Presentation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Arial1" style:font-size-complex="12pt" style:text-emphasize="none"/>
    </style:style>
    <style:style style:name="PHPaaSA_25_20Presentation_7e_LT_7e_Hintergrundobjekte" style:display-name="PHPaaSA%20Presentation~LT~Hintergrundobjekte" style:family="paragraph" style:default-outline-level="">
      <style:paragraph-properties fo:orphans="2" fo:widows="2" style:writing-mode="lr-tb"/>
      <style:text-properties style:use-window-font-color="true" style:font-name="BLACK KNIGHT1" fo:font-size="12pt" style:letter-kerning="true" style:font-name-asian="Tahoma" style:font-size-asian="12pt" style:font-name-complex="Arial1" style:font-size-complex="12pt"/>
    </style:style>
    <style:style style:name="PHPaaSA_25_20Presentation_7e_LT_7e_Hintergrund" style:display-name="PHPaaSA%20Presentation~LT~Hintergrund" style:family="paragraph" style:default-outline-level="">
      <style:paragraph-properties fo:orphans="2" fo:widows="2" style:writing-mode="lr-tb"/>
      <style:text-properties style:use-window-font-color="true" style:font-name="BLACK KNIGHT1" fo:font-size="12pt" style:letter-kerning="true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use-window-font-color="true" style:font-name="Lohit Hindi" fo:font-size="18pt" style:letter-kerning="true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BLACK KNIGHT1" fo:font-size="12pt" style:letter-kerning="true" style:font-name-asian="Tahoma" style:font-size-asian="12pt" style:font-name-complex="Arial1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BLACK KNIGHT1" fo:font-size="12pt" style:letter-kerning="true" style:font-name-asian="Tahoma" style:font-size-asian="12pt" style:font-name-complex="Arial1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Arial1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style:contextual-spacing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orphans="2" fo:widows="2" style:writing-mode="lr-tb"/>
      <style:text-properties style:use-window-font-color="true" style:font-name="BLACK KNIGHT1" fo:font-size="12pt" style:font-name-asian="Tahoma" style:font-size-asian="12pt" style:font-name-complex="Arial1" style:font-size-complex="12pt"/>
    </style:style>
    <style:style style:name="Visited_20_Internet_20_Link" style:display-name="Visited Internet Link" style:family="paragraph" style:default-outline-level="">
      <style:paragraph-properties fo:orphans="2" fo:widows="2" style:writing-mode="lr-tb"/>
      <style:text-properties style:use-window-font-color="true" style:font-name="BLACK KNIGHT1" fo:font-size="12pt" style:text-underline-style="solid" style:text-underline-width="auto" style:text-underline-color="font-color" style:font-name-asian="Tahoma" style:font-size-asian="12pt" style:font-name-complex="Arial1" style:font-size-complex="12pt"/>
    </style:style>
    <style:style style:name="Internet_20_Link" style:display-name="Internet Link" style:family="paragraph" style:default-outline-level="">
      <style:paragraph-properties fo:orphans="2" fo:widows="2" style:writing-mode="lr-tb"/>
      <style:text-properties style:use-window-font-color="true" style:font-name="BLACK KNIGHT1" fo:font-size="12pt" style:text-underline-style="solid" style:text-underline-width="auto" style:text-underline-color="font-color" style:font-name-asian="Tahoma" style:font-size-asian="12pt" style:font-name-complex="Arial1" style:font-size-complex="12pt"/>
    </style:style>
    <style:style style:name="Bullets" style:family="paragraph" style:default-outline-level="">
      <style:paragraph-properties fo:orphans="2" fo:widows="2" style:writing-mode="lr-tb"/>
      <style:text-properties style:use-window-font-color="true" style:font-name="OpenSymbol" fo:font-size="12pt" style:font-name-asian="Tahoma" style:font-size-asian="12pt" style:font-name-complex="Arial1" style:font-size-complex="12pt"/>
    </style:style>
    <style:style style:name="Logo_7e_LT_7e_Gliederung_20_1" style:display-name="Logo~LT~Gliederung 1" style:family="paragraph" style:default-outline-level="">
      <style:paragraph-properties fo:margin-left="0in" fo:margin-right="0in" fo:margin-top="0in" fo:margin-bottom="0.1965in" style:contextual-spacing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Logo_7e_LT_7e_Gliederung_20_2" style:display-name="Logo~LT~Gliederung 2" style:family="paragraph" style:parent-style-name="Logo_7e_LT_7e_Gliederung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ogo_7e_LT_7e_Gliederung_20_3" style:display-name="Logo~LT~Gliederung 3" style:family="paragraph" style:parent-style-name="Logo_7e_LT_7e_Gliederung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ogo_7e_LT_7e_Gliederung_20_4" style:display-name="Logo~LT~Gliederung 4" style:family="paragraph" style:parent-style-name="Logo_7e_LT_7e_Gliederung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7e_LT_7e_Gliederung_20_5" style:display-name="Logo~LT~Gliederung 5" style:family="paragraph" style:parent-style-name="Logo_7e_LT_7e_Gliederung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7e_LT_7e_Gliederung_20_6" style:display-name="Logo~LT~Gliederung 6" style:family="paragraph" style:parent-style-name="Logo_7e_LT_7e_Gliederung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7e_LT_7e_Gliederung_20_7" style:display-name="Logo~LT~Gliederung 7" style:family="paragraph" style:parent-style-name="Logo_7e_LT_7e_Gliederung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7e_LT_7e_Gliederung_20_8" style:display-name="Logo~LT~Gliederung 8" style:family="paragraph" style:parent-style-name="Logo_7e_LT_7e_Gliederung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7e_LT_7e_Gliederung_20_9" style:display-name="Logo~LT~Gliederung 9" style:family="paragraph" style:parent-style-name="Logo_7e_LT_7e_Gliederung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7e_LT_7e_Titel" style:display-name="Logo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1pt 1pt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Logo_7e_LT_7e_Untertitel" style:display-name="Logo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Logo_7e_LT_7e_Notizen" style:display-name="Logo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Arial1" style:font-size-complex="12pt" style:text-emphasize="none"/>
    </style:style>
    <style:style style:name="Logo_7e_LT_7e_Hintergrundobjekte" style:display-name="Logo~LT~Hintergrundobjekte" style:family="paragraph" style:default-outline-level="">
      <style:paragraph-properties fo:orphans="2" fo:widows="2" style:writing-mode="lr-tb"/>
      <style:text-properties style:use-window-font-color="true" style:font-name="BLACK KNIGHT1" fo:font-size="12pt" style:letter-kerning="true" style:font-name-asian="Tahoma" style:font-size-asian="12pt" style:font-name-complex="Arial1" style:font-size-complex="12pt"/>
    </style:style>
    <style:style style:name="Logo_7e_LT_7e_Hintergrund" style:display-name="Logo~LT~Hintergrund" style:family="paragraph" style:default-outline-level="">
      <style:paragraph-properties fo:orphans="2" fo:widows="2" style:writing-mode="lr-tb"/>
      <style:text-properties style:use-window-font-color="true" style:font-name="BLACK KNIGHT1" fo:font-size="12pt" style:letter-kerning="true" style:font-name-asian="Tahoma" style:font-size-asian="12pt" style:font-name-complex="Arial1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Likins</meta:initial-creator>
    <meta:creation-date>2013-03-30T14:28:42</meta:creation-date>
    <meta:generator>LibreOffice/4.0.2.2$Linux_x86 LibreOffice_project/400m0$Build-2</meta:generator>
    <dc:date>2013-05-03T08:02:14</dc:date>
    <dc:creator>Sam Likins</dc:creator>
    <meta:editing-duration>PT1H36M25S</meta:editing-duration>
    <meta:editing-cycles>9</meta:editing-cycles>
    <meta:document-statistic meta:table-count="0" meta:image-count="0" meta:object-count="0" meta:page-count="4" meta:paragraph-count="114" meta:word-count="542" meta:character-count="3813" meta:non-whitespace-character-count="3353"/>
  </office:meta>
</office:document-meta>
</file>